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41cm" table:align="left"/>
    </style:style>
    <style:style style:name="Table1.A" style:family="table-column">
      <style:table-column-properties style:column-width="2.212cm"/>
    </style:style>
    <style:style style:name="Table1.B" style:family="table-column">
      <style:table-column-properties style:column-width="4.0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833cm" table:align="left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76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724cm" table:align="left"/>
    </style:style>
    <style:style style:name="Table3.A" style:family="table-column">
      <style:table-column-properties style:column-width="2.353cm"/>
    </style:style>
    <style:style style:name="Table3.B" style:family="table-column">
      <style:table-column-properties style:column-width="2.37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Monitoring &amp; Logging Architecture — Operational Nervous System of the Platform</text:span>.</text:p>
      <text:p text:style-name="Text_20_body">This layer ensures:</text:p>
      <text:list text:style-name="L22">
        <text:list-item>
          <text:p text:style-name="P25">Stability</text:p>
        </text:list-item>
        <text:list-item>
          <text:p text:style-name="P25">Debuggability</text:p>
        </text:list-item>
        <text:list-item>
          <text:p text:style-name="P25">Audit traceability</text:p>
        </text:list-item>
        <text:list-item>
          <text:p text:style-name="P25">Cost control</text:p>
        </text:list-item>
        <text:list-item>
          <text:p text:style-name="P25">Early anomaly detection</text:p>
        </text:list-item>
        <text:list-item>
          <text:p text:style-name="P25">Production-grade reliability</text:p>
        </text:list-item>
        <text:list-item>
          <text:p text:style-name="P25">Vendor-level visibility</text:p>
        </text:list-item>
        <text:list-item>
          <text:p text:style-name="P25">Multi-tenant safety</text:p>
        </text:list-item>
      </text:list>
      <text:p text:style-name="Text_20_body">This must be engineered carefully because:</text:p>
      <text:p text:style-name="Text_20_body">If monitoring is weak → platform risk increases.<text:line-break/>If logging is excessive → cost explodes.</text:p>
      <text:p text:style-name="Text_20_body">We will design a balanced, scalable system.</text:p>
      <text:p text:style-name="Horizontal_20_Line"/>
      <text:h text:style-name="Heading_20_1" text:outline-level="1">🧠 CORE PRINCIPLE</text:h>
      <text:p text:style-name="Text_20_body">There are <text:span text:style-name="Strong_20_Emphasis">four separate logging domains</text:span>:</text:p>
      <text:list text:style-name="L23">
        <text:list-item>
          <text:p text:style-name="P26">Application Logs (Cloud Logging)</text:p>
        </text:list-item>
        <text:list-item>
          <text:p text:style-name="P26">Error Reporting (Crash &amp; Exception tracking)</text:p>
        </text:list-item>
        <text:list-item>
          <text:p text:style-name="P26">Audit Logging (Business-level immutable logs)</text:p>
        </text:list-item>
        <text:list-item>
          <text:p text:style-name="P26">Cost &amp; Usage Monitoring (Billing protection)</text:p>
        </text:list-item>
      </text:list>
      <text:p text:style-name="Text_20_body">Each must be separated conceptually and technically.</text:p>
      <text:p text:style-name="Horizontal_20_Line"/>
      <text:h text:style-name="Heading_20_1" text:outline-level="1">🏗 1️⃣ CLOUD LOGGING (APPLICATION LOGS)</text:h>
      <text:p text:style-name="Text_20_body">Used for:</text:p>
      <text:list text:style-name="L24">
        <text:list-item>
          <text:p text:style-name="P27">Debugging</text:p>
        </text:list-item>
        <text:list-item>
          <text:p text:style-name="P27">Performance tracking</text:p>
        </text:list-item>
        <text:list-item>
          <text:p text:style-name="P27">Engine behavior visibility</text:p>
        </text:list-item>
        <text:list-item>
          <text:p text:style-name="P27"><text:soft-page-break/>Internal system diagnostics</text:p>
        </text:list-item>
      </text:list>
      <text:p text:style-name="Text_20_body">Service:</text:p>
      <text:p text:style-name="Text_20_body">Google Cloud Logging (automatically integrated with Cloud Functions)</text:p>
      <text:p text:style-name="Horizontal_20_Line"/>
      <text:h text:style-name="Heading_20_2" text:outline-level="2">Log Levels (MANDATORY STANDARD)</text:h>
      <text:p text:style-name="Text_20_body">Every log must use structured logging with leve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evel</text:p>
            </table:table-cell>
            <table:table-cell table:style-name="Table1.A1" office:value-type="string">
              <text:p text:style-name="Table_20_Heading">Use Case</text:p>
            </table:table-cell>
          </table:table-row>
        </table:table-header-rows>
        <table:table-row>
          <table:table-cell table:style-name="Table1.A1" office:value-type="string">
            <text:p text:style-name="Table_20_Contents">DEBUG</text:p>
          </table:table-cell>
          <table:table-cell table:style-name="Table1.A1" office:value-type="string">
            <text:p text:style-name="Table_20_Contents">Dev-only details</text:p>
          </table:table-cell>
        </table:table-row>
        <table:table-row>
          <table:table-cell table:style-name="Table1.A1" office:value-type="string">
            <text:p text:style-name="Table_20_Contents">INFO</text:p>
          </table:table-cell>
          <table:table-cell table:style-name="Table1.A1" office:value-type="string">
            <text:p text:style-name="Table_20_Contents">Normal system events</text:p>
          </table:table-cell>
        </table:table-row>
        <table:table-row>
          <table:table-cell table:style-name="Table1.A1" office:value-type="string">
            <text:p text:style-name="Table_20_Contents">WARNING</text:p>
          </table:table-cell>
          <table:table-cell table:style-name="Table1.A1" office:value-type="string">
            <text:p text:style-name="Table_20_Contents">Recoverable issue</text:p>
          </table:table-cell>
        </table:table-row>
        <table:table-row>
          <table:table-cell table:style-name="Table1.A1" office:value-type="string">
            <text:p text:style-name="Table_20_Contents">ERROR</text:p>
          </table:table-cell>
          <table:table-cell table:style-name="Table1.A1" office:value-type="string">
            <text:p text:style-name="Table_20_Contents">Failed operation</text:p>
          </table:table-cell>
        </table:table-row>
        <table:table-row>
          <table:table-cell table:style-name="Table1.A1" office:value-type="string">
            <text:p text:style-name="Table_20_Contents">CRITICAL</text:p>
          </table:table-cell>
          <table:table-cell table:style-name="Table1.A1" office:value-type="string">
            <text:p text:style-name="Table_20_Contents">System integrity risk</text:p>
          </table:table-cell>
        </table:table-row>
      </table:table>
      <text:p text:style-name="Text_20_body">Example structured log:</text:p>
      <text:p text:style-name="Preformatted_20_Text"><text:span text:style-name="Source_20_Text">{</text:span></text:p>
      <text:p text:style-name="Preformatted_20_Text"><text:span text:style-name="Source_20_Text"><text:s text:c="2"/>"level": "INFO",</text:span></text:p>
      <text:p text:style-name="Preformatted_20_Text"><text:span text:style-name="Source_20_Text"><text:s text:c="2"/>"service": "riskEngine",</text:span></text:p>
      <text:p text:style-name="Preformatted_20_Text"><text:span text:style-name="Source_20_Text"><text:s text:c="2"/>"instituteId": "inst_001",</text:span></text:p>
      <text:p text:style-name="Preformatted_20_Text"><text:span text:style-name="Source_20_Text"><text:s text:c="2"/>"runId": "run_123",</text:span></text:p>
      <text:p text:style-name="Preformatted_20_Text"><text:span text:style-name="Source_20_Text"><text:s text:c="2"/>"message": "Risk recalculated successfully",</text:span></text:p>
      <text:p text:style-name="Preformatted_20_Text"><text:span text:style-name="Source_20_Text"><text:s text:c="2"/>"durationMs": 24</text:span></text:p>
      <text:p text:style-name="P1"><text:span text:style-name="Source_20_Text">}</text:span></text:p>
      <text:p text:style-name="Text_20_body">Never log raw student answers.</text:p>
      <text:p text:style-name="Horizontal_20_Line"/>
      <text:h text:style-name="Heading_20_2" text:outline-level="2">Logging Rules</text:h>
      <text:p text:style-name="Text_20_body">✔ Use structured JSON logs<text:line-break/>✔ Include service name<text:line-break/>✔ Include tenant ID (if relevant)<text:line-break/>✔ Include request ID<text:line-break/>✔ Include execution time</text:p>
      <text:p text:style-name="Text_20_body">Never:</text:p>
      <text:p text:style-name="Text_20_body">❌ Log passwords<text:line-break/>❌ Log tokens<text:line-break/>❌ Log payment secrets<text:line-break/>❌ Log full PII unnecessarily</text:p>
      <text:p text:style-name="Horizontal_20_Line"/>
      <text:h text:style-name="Heading_20_2" text:outline-level="2">Log Retention Policy</text:h>
      <text:list text:style-name="L25">
        <text:list-item>
          <text:p text:style-name="P28">Dev: 7 days</text:p>
        </text:list-item>
        <text:list-item>
          <text:p text:style-name="P28"><text:soft-page-break/>Staging: 14 days</text:p>
        </text:list-item>
        <text:list-item>
          <text:p text:style-name="P28">Production: 30 days</text:p>
        </text:list-item>
      </text:list>
      <text:p text:style-name="Text_20_body">Retention policy configured in GCP Logging settings.</text:p>
      <text:p text:style-name="Text_20_body">Prevents cost explosion.</text:p>
      <text:p text:style-name="Horizontal_20_Line"/>
      <text:h text:style-name="Heading_20_1" text:outline-level="1">🚨 2️⃣ ERROR REPORTING</text:h>
      <text:p text:style-name="Text_20_body">Service:</text:p>
      <text:p text:style-name="Text_20_body">Google Cloud Error Reporting</text:p>
      <text:p text:style-name="Text_20_body">Captures:</text:p>
      <text:list text:style-name="L26">
        <text:list-item>
          <text:p text:style-name="P29">Unhandled exceptions</text:p>
        </text:list-item>
        <text:list-item>
          <text:p text:style-name="P29">Crashes</text:p>
        </text:list-item>
        <text:list-item>
          <text:p text:style-name="P29">Runtime errors</text:p>
        </text:list-item>
        <text:list-item>
          <text:p text:style-name="P29">Stack traces</text:p>
        </text:list-item>
      </text:list>
      <text:p text:style-name="Horizontal_20_Line"/>
      <text:h text:style-name="Heading_20_2" text:outline-level="2">What Should Be Reported</text:h>
      <text:list text:style-name="L27">
        <text:list-item>
          <text:p text:style-name="P30">Cloud Function crashes</text:p>
        </text:list-item>
        <text:list-item>
          <text:p text:style-name="P30">Payment webhook failures</text:p>
        </text:list-item>
        <text:list-item>
          <text:p text:style-name="P30">AI summary failure</text:p>
        </text:list-item>
        <text:list-item>
          <text:p text:style-name="P30">Email queue processor crash</text:p>
        </text:list-item>
        <text:list-item>
          <text:p text:style-name="P30">Submission atomic failure</text:p>
        </text:list-item>
      </text:list>
      <text:p text:style-name="Text_20_body">Do NOT manually report minor user errors.</text:p>
      <text:p text:style-name="Horizontal_20_Line"/>
      <text:h text:style-name="Heading_20_2" text:outline-level="2">Error Categorization</text:h>
      <text:p text:style-name="Text_20_body">Tag errors with:</text:p>
      <text:list text:style-name="L28">
        <text:list-item>
          <text:p text:style-name="P31">service</text:p>
        </text:list-item>
        <text:list-item>
          <text:p text:style-name="P31">environment</text:p>
        </text:list-item>
        <text:list-item>
          <text:p text:style-name="P31">version</text:p>
        </text:list-item>
        <text:list-item>
          <text:p text:style-name="P31">featureFlagState</text:p>
        </text:list-item>
      </text:list>
      <text:p text:style-name="Text_20_body">Example:</text:p>
      <text:p text:style-name="Preformatted_20_Text"><text:span text:style-name="Source_20_Text">{</text:span></text:p>
      <text:p text:style-name="Preformatted_20_Text"><text:soft-page-break/><text:span text:style-name="Source_20_Text"><text:s text:c="2"/>"service": "submissionEngine",</text:span></text:p>
      <text:p text:style-name="Preformatted_20_Text"><text:span text:style-name="Source_20_Text"><text:s text:c="2"/>"version": "v3.1",</text:span></text:p>
      <text:p text:style-name="Preformatted_20_Text"><text:span text:style-name="Source_20_Text"><text:s text:c="2"/>"featureFlag": "risk_v2"</text:span></text:p>
      <text:p text:style-name="P1"><text:span text:style-name="Source_20_Text">}</text:span></text:p>
      <text:p text:style-name="Text_20_body">This helps detect if new feature caused issue.</text:p>
      <text:p text:style-name="Horizontal_20_Line"/>
      <text:h text:style-name="Heading_20_2" text:outline-level="2">Alerting Policy</text:h>
      <text:p text:style-name="Text_20_body">Set alert:</text:p>
      <text:p text:style-name="Text_20_body">If:</text:p>
      <text:list text:style-name="L29">
        <text:list-item>
          <text:p text:style-name="P32">Error rate &gt; threshold in 5 min</text:p>
        </text:list-item>
        <text:list-item>
          <text:p text:style-name="P32">Payment webhook errors detected</text:p>
        </text:list-item>
        <text:list-item>
          <text:p text:style-name="P32">Email failure spike</text:p>
        </text:list-item>
      </text:list>
      <text:p text:style-name="Text_20_body">Send alert to:</text:p>
      <text:list text:style-name="L30">
        <text:list-item>
          <text:p text:style-name="P33">Vendor admin email</text:p>
        </text:list-item>
        <text:list-item>
          <text:p text:style-name="P33">Slack (optional future)</text:p>
        </text:list-item>
      </text:list>
      <text:p text:style-name="Horizontal_20_Line"/>
      <text:h text:style-name="Heading_20_1" text:outline-level="1">🧾 3️⃣ AUDIT LOGGING (BUSINESS LOGS)</text:h>
      <text:p text:style-name="Text_20_body">This is separate from Cloud Logging.</text:p>
      <text:p text:style-name="Text_20_body">Stored in Firestore.</text:p>
      <text:p text:style-name="Text_20_body">Immutable.</text:p>
      <text:p text:style-name="Horizontal_20_Line"/>
      <text:h text:style-name="Heading_20_2" text:outline-level="2">Collection</text:h>
      <text:p text:style-name="P1"><text:span text:style-name="Source_20_Text">vendor/auditLogs/{entryId}</text:span></text:p>
      <text:p text:style-name="Text_20_body">and</text:p>
      <text:p text:style-name="P1"><text:span text:style-name="Source_20_Text">institutes/{id}/auditLogs/{entryId}</text:span></text:p>
      <text:p text:style-name="Horizontal_20_Line"/>
      <text:h text:style-name="Heading_20_2" text:outline-level="2">What Goes Into Audit Logs</text:h>
      <text:list text:style-name="L31">
        <text:list-item>
          <text:p text:style-name="P34">License changes</text:p>
        </text:list-item>
        <text:list-item>
          <text:p text:style-name="P34">Layer upgrades</text:p>
        </text:list-item>
        <text:list-item>
          <text:p text:style-name="P34">Feature flag activation</text:p>
        </text:list-item>
        <text:list-item>
          <text:p text:style-name="P34"><text:soft-page-break/>Calibration activation</text:p>
        </text:list-item>
        <text:list-item>
          <text:p text:style-name="P34">Template structural changes</text:p>
        </text:list-item>
        <text:list-item>
          <text:p text:style-name="P34">Manual override</text:p>
        </text:list-item>
        <text:list-item>
          <text:p text:style-name="P34">Student bulk upload</text:p>
        </text:list-item>
        <text:list-item>
          <text:p text:style-name="P34">Academic year archive</text:p>
        </text:list-item>
        <text:list-item>
          <text:p text:style-name="P34">Manual report regeneration</text:p>
        </text:list-item>
        <text:list-item>
          <text:p text:style-name="P34">Role changes</text:p>
        </text:list-item>
        <text:list-item>
          <text:p text:style-name="P34">Payment adjustments</text:p>
        </text:list-item>
      </text:list>
      <text:p text:style-name="Horizontal_20_Line"/>
      <text:h text:style-name="Heading_20_2" text:outline-level="2">Audit Log Schema</text:h>
      <text:p text:style-name="Preformatted_20_Text"><text:span text:style-name="Source_20_Text">{</text:span></text:p>
      <text:p text:style-name="Preformatted_20_Text"><text:span text:style-name="Source_20_Text"><text:s text:c="2"/>"actorId": "vendor_001",</text:span></text:p>
      <text:p text:style-name="Preformatted_20_Text"><text:span text:style-name="Source_20_Text"><text:s text:c="2"/>"actorRole": "vendor",</text:span></text:p>
      <text:p text:style-name="Preformatted_20_Text"><text:span text:style-name="Source_20_Text"><text:s text:c="2"/>"actionType": "license_upgrade",</text:span></text:p>
      <text:p text:style-name="Preformatted_20_Text"><text:span text:style-name="Source_20_Text"><text:s text:c="2"/>"targetInstitute": "inst_001",</text:span></text:p>
      <text:p text:style-name="Preformatted_20_Text"><text:span text:style-name="Source_20_Text"><text:s text:c="2"/>"beforeState": {...},</text:span></text:p>
      <text:p text:style-name="Preformatted_20_Text"><text:span text:style-name="Source_20_Text"><text:s text:c="2"/>"afterState": {...},</text:span></text:p>
      <text:p text:style-name="Preformatted_20_Text"><text:span text:style-name="Source_20_Text"><text:s text:c="2"/>"timestamp": "...",</text:span></text:p>
      <text:p text:style-name="Preformatted_20_Text"><text:span text:style-name="Source_20_Text"><text:s text:c="2"/>"ipAddress": "...",</text:span></text:p>
      <text:p text:style-name="Preformatted_20_Text"><text:span text:style-name="Source_20_Text"><text:s text:c="2"/>"schemaVersion": 1</text:span></text:p>
      <text:p text:style-name="P1"><text:span text:style-name="Source_20_Text">}</text:span></text:p>
      <text:p text:style-name="Text_20_body">Never editable.<text:line-break/>Never deletable.</text:p>
      <text:p text:style-name="Horizontal_20_Line"/>
      <text:h text:style-name="Heading_20_1" text:outline-level="1">💰 4️⃣ COST MONITORING</text:h>
      <text:p text:style-name="Text_20_body">This is critical.</text:p>
      <text:p text:style-name="Text_20_body">You must monitor:</text:p>
      <text:list text:style-name="L32">
        <text:list-item>
          <text:p text:style-name="P35">Firestore reads/writes</text:p>
        </text:list-item>
        <text:list-item>
          <text:p text:style-name="P35">Cloud Function invocations</text:p>
        </text:list-item>
        <text:list-item>
          <text:p text:style-name="P35">BigQuery storage</text:p>
        </text:list-item>
        <text:list-item>
          <text:p text:style-name="P35">Email API cost</text:p>
        </text:list-item>
        <text:list-item>
          <text:p text:style-name="P35">AI API cost</text:p>
        </text:list-item>
        <text:list-item>
          <text:p text:style-name="P35">Stripe webhook count</text:p>
        </text:list-item>
      </text:list>
      <text:p text:style-name="Horizontal_20_Line"/>
      <text:h text:style-name="Heading_20_2" text:outline-level="2"><text:soft-page-break/>Billing Alerts</text:h>
      <text:p text:style-name="Text_20_body">In GCP Billing:</text:p>
      <text:p text:style-name="Text_20_body">Create alert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hreshold</text:p>
            </table:table-cell>
            <table:table-cell table:style-name="Table2.A1" office:value-type="string">
              <text:p text:style-name="Table_20_Heading">Action</text:p>
            </table:table-cell>
          </table:table-row>
        </table:table-header-rows>
        <table:table-row>
          <table:table-cell table:style-name="Table2.A1" office:value-type="string">
            <text:p text:style-name="Table_20_Contents">₹1000</text:p>
          </table:table-cell>
          <table:table-cell table:style-name="Table2.A1" office:value-type="string">
            <text:p text:style-name="Table_20_Contents">Email warning</text:p>
          </table:table-cell>
        </table:table-row>
        <table:table-row>
          <table:table-cell table:style-name="Table2.A1" office:value-type="string">
            <text:p text:style-name="Table_20_Contents">₹3000</text:p>
          </table:table-cell>
          <table:table-cell table:style-name="Table2.A1" office:value-type="string">
            <text:p text:style-name="Table_20_Contents">Email + Slack</text:p>
          </table:table-cell>
        </table:table-row>
        <table:table-row>
          <table:table-cell table:style-name="Table2.A1" office:value-type="string">
            <text:p text:style-name="Table_20_Contents">₹5000</text:p>
          </table:table-cell>
          <table:table-cell table:style-name="Table2.A1" office:value-type="string">
            <text:p text:style-name="Table_20_Contents">Critical alert</text:p>
          </table:table-cell>
        </table:table-row>
      </table:table>
      <text:p text:style-name="Horizontal_20_Line"/>
      <text:h text:style-name="Heading_20_2" text:outline-level="2">Firestore Read Monitoring</text:h>
      <text:p text:style-name="Text_20_body">Vendor dashboard must display:</text:p>
      <text:list text:style-name="L33">
        <text:list-item>
          <text:p text:style-name="P36">Total reads per day</text:p>
        </text:list-item>
        <text:list-item>
          <text:p text:style-name="P36">Total writes per day</text:p>
        </text:list-item>
        <text:list-item>
          <text:p text:style-name="P36">Top collections by reads</text:p>
        </text:list-item>
        <text:list-item>
          <text:p text:style-name="P36">Avg reads per request</text:p>
        </text:list-item>
      </text:list>
      <text:p text:style-name="Text_20_body">Data from Cloud Monitoring metrics.</text:p>
      <text:p text:style-name="Horizontal_20_Line"/>
      <text:h text:style-name="Heading_20_2" text:outline-level="2">AI Cost Monitoring</text:h>
      <text:p text:style-name="Text_20_body">Track per institute:</text:p>
      <text:p text:style-name="Preformatted_20_Text"><text:span text:style-name="Source_20_Text">{</text:span></text:p>
      <text:p text:style-name="Preformatted_20_Text"><text:span text:style-name="Source_20_Text"><text:s text:c="2"/>"aiTokensUsedThisMonth": 18230,</text:span></text:p>
      <text:p text:style-name="Preformatted_20_Text"><text:span text:style-name="Source_20_Text"><text:s text:c="2"/>"estimatedCost": 430</text:span></text:p>
      <text:p text:style-name="P1"><text:span text:style-name="Source_20_Text">}</text:span></text:p>
      <text:p text:style-name="Text_20_body">Prevent runaway AI generation.</text:p>
      <text:p text:style-name="Horizontal_20_Line"/>
      <text:h text:style-name="Heading_20_2" text:outline-level="2">Email Cost Monitoring</text:h>
      <text:p text:style-name="Text_20_body">Track:</text:p>
      <text:list text:style-name="L34">
        <text:list-item>
          <text:p text:style-name="P37">Emails sent this month</text:p>
        </text:list-item>
        <text:list-item>
          <text:p text:style-name="P37">Failed emails</text:p>
        </text:list-item>
        <text:list-item>
          <text:p text:style-name="P37">Cost estimate</text:p>
        </text:list-item>
        <text:list-item>
          <text:p text:style-name="P37">Queue backlog</text:p>
        </text:list-item>
      </text:list>
      <text:p text:style-name="Horizontal_20_Line"/>
      <text:h text:style-name="Heading_20_1" text:outline-level="1"><text:soft-page-break/>📊 5️⃣ SYSTEM HEALTH DASHBOARD (VENDOR VIEW)</text:h>
      <text:p text:style-name="Text_20_body">Must show:</text:p>
      <text:list text:style-name="L35">
        <text:list-item>
          <text:p text:style-name="P38">API latency avg</text:p>
        </text:list-item>
        <text:list-item>
          <text:p text:style-name="P38">Cloud Function cold starts</text:p>
        </text:list-item>
        <text:list-item>
          <text:p text:style-name="P38">Error rate %</text:p>
        </text:list-item>
        <text:list-item>
          <text:p text:style-name="P38">Email backlog</text:p>
        </text:list-item>
        <text:list-item>
          <text:p text:style-name="P38">Stripe webhook failures</text:p>
        </text:list-item>
        <text:list-item>
          <text:p text:style-name="P38">Firestore read spikes</text:p>
        </text:list-item>
        <text:list-item>
          <text:p text:style-name="P38">Active sessions</text:p>
        </text:list-item>
        <text:list-item>
          <text:p text:style-name="P38">AI usage</text:p>
        </text:list-item>
        <text:list-item>
          <text:p text:style-name="P38">Storage usage</text:p>
        </text:list-item>
      </text:list>
      <text:p text:style-name="Text_20_body">Data from aggregated monitoring metrics.</text:p>
      <text:p text:style-name="Horizontal_20_Line"/>
      <text:h text:style-name="Heading_20_1" text:outline-level="1">🔐 6️⃣ SECURITY MONITORING</text:h>
      <text:p text:style-name="Text_20_body">Enable:</text:p>
      <text:list text:style-name="L36">
        <text:list-item>
          <text:p text:style-name="P39">Failed login attempts tracking</text:p>
        </text:list-item>
        <text:list-item>
          <text:p text:style-name="P39">Suspicious multiple sessions</text:p>
        </text:list-item>
        <text:list-item>
          <text:p text:style-name="P39">Token verification failures</text:p>
        </text:list-item>
        <text:list-item>
          <text:p text:style-name="P39">Repeated webhook failures</text:p>
        </text:list-item>
        <text:list-item>
          <text:p text:style-name="P39">Unexpected write attempts blocked by security rules</text:p>
        </text:list-item>
      </text:list>
      <text:p text:style-name="Text_20_body">If abnormal spike → alert vendor.</text:p>
      <text:p text:style-name="Horizontal_20_Line"/>
      <text:h text:style-name="Heading_20_1" text:outline-level="1">🛡 7️⃣ PRODUCTION SAFETY GUARDS</text:h>
      <text:p text:style-name="Text_20_body">Add guardrails:</text:p>
      <text:p text:style-name="Text_20_body">If:</text:p>
      <text:list text:style-name="L37">
        <text:list-item>
          <text:p text:style-name="P40">Firestore reads spike &gt; X per minute</text:p>
        </text:list-item>
        <text:list-item>
          <text:p text:style-name="P40">Error rate &gt; Y%</text:p>
        </text:list-item>
        <text:list-item>
          <text:p text:style-name="P40">Submission failure rate &gt; Z%</text:p>
        </text:list-item>
      </text:list>
      <text:p text:style-name="Text_20_body"><text:soft-page-break/>System can:</text:p>
      <text:list text:style-name="L38">
        <text:list-item>
          <text:p text:style-name="P41">Temporarily disable experimental flag</text:p>
        </text:list-item>
        <text:list-item>
          <text:p text:style-name="P41">Pause calibration rollout</text:p>
        </text:list-item>
        <text:list-item>
          <text:p text:style-name="P41">Alert vendor</text:p>
        </text:list-item>
      </text:list>
      <text:p text:style-name="Text_20_body">Feature flags integrate here.</text:p>
      <text:p text:style-name="Horizontal_20_Line"/>
      <text:h text:style-name="Heading_20_1" text:outline-level="1">📦 8️⃣ LOG STRUCTURE STANDARDIZATION</text:h>
      <text:p text:style-name="Text_20_body">All logs must includ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Required</text:p>
            </table:table-cell>
          </table:table-row>
        </table:table-header-rows>
        <table:table-row>
          <table:table-cell table:style-name="Table3.A1" office:value-type="string">
            <text:p text:style-name="Table_20_Contents">timestamp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environment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service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tenantId</text:p>
          </table:table-cell>
          <table:table-cell table:style-name="Table3.A1" office:value-type="string">
            <text:p text:style-name="Table_20_Contents">if applicable</text:p>
          </table:table-cell>
        </table:table-row>
        <table:table-row>
          <table:table-cell table:style-name="Table3.A1" office:value-type="string">
            <text:p text:style-name="Table_20_Contents">requestId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version</text:p>
          </table:table-cell>
          <table:table-cell table:style-name="Table3.A1" office:value-type="string">
            <text:p text:style-name="Table_20_Contents">✔</text:p>
          </table:table-cell>
        </table:table-row>
        <table:table-row>
          <table:table-cell table:style-name="Table3.A1" office:value-type="string">
            <text:p text:style-name="Table_20_Contents">featureFlags</text:p>
          </table:table-cell>
          <table:table-cell table:style-name="Table3.A1" office:value-type="string">
            <text:p text:style-name="Table_20_Contents">optional</text:p>
          </table:table-cell>
        </table:table-row>
      </table:table>
      <text:p text:style-name="Text_20_body">Prevents chaos.</text:p>
      <text:p text:style-name="Horizontal_20_Line"/>
      <text:h text:style-name="Heading_20_1" text:outline-level="1">🔄 9️⃣ INCIDENT RESPONSE FLOW</text:h>
      <text:p text:style-name="Text_20_body">When critical alert triggered:</text:p>
      <text:list text:style-name="L39">
        <text:list-item>
          <text:p text:style-name="P42">Vendor notified</text:p>
        </text:list-item>
        <text:list-item>
          <text:p text:style-name="P42">Feature flag rollback if necessary</text:p>
        </text:list-item>
        <text:list-item>
          <text:p text:style-name="P42">Check Cloud Logging</text:p>
        </text:list-item>
        <text:list-item>
          <text:p text:style-name="P42">Check Error Reporting</text:p>
        </text:list-item>
        <text:list-item>
          <text:p text:style-name="P42">Review audit logs</text:p>
        </text:list-item>
        <text:list-item>
          <text:p text:style-name="P42">Deploy patch via CI</text:p>
        </text:list-item>
        <text:list-item>
          <text:p text:style-name="P42">Monitor stabilization</text:p>
        </text:list-item>
      </text:list>
      <text:p text:style-name="Horizontal_20_Line"/>
      <text:h text:style-name="Heading_20_1" text:outline-level="1">🧠 10️⃣ MONITORING DATA FLOW</text:h>
      <text:p text:style-name="Preformatted_20_Text"><text:span text:style-name="Source_20_Text">Cloud Function executes</text:span></text:p>
      <text:p text:style-name="Preformatted_20_Text"><text:span text:style-name="Source_20_Text">↓</text:span></text:p>
      <text:p text:style-name="Preformatted_20_Text"><text:soft-page-break/><text:span text:style-name="Source_20_Text">Structured log emitted</text:span></text:p>
      <text:p text:style-name="Preformatted_20_Text"><text:span text:style-name="Source_20_Text">↓</text:span></text:p>
      <text:p text:style-name="Preformatted_20_Text"><text:span text:style-name="Source_20_Text">Cloud Logging stores</text:span></text:p>
      <text:p text:style-name="Preformatted_20_Text"><text:span text:style-name="Source_20_Text">↓</text:span></text:p>
      <text:p text:style-name="Preformatted_20_Text"><text:span text:style-name="Source_20_Text">Error Reporting captures crash</text:span></text:p>
      <text:p text:style-name="Preformatted_20_Text"><text:span text:style-name="Source_20_Text">↓</text:span></text:p>
      <text:p text:style-name="Preformatted_20_Text"><text:span text:style-name="Source_20_Text">Monitoring metrics updated</text:span></text:p>
      <text:p text:style-name="Preformatted_20_Text"><text:span text:style-name="Source_20_Text">↓</text:span></text:p>
      <text:p text:style-name="P1"><text:span text:style-name="Source_20_Text">Vendor dashboard displays aggregate</text:span></text:p>
      <text:p text:style-name="Horizontal_20_Line"/>
      <text:h text:style-name="Heading_20_1" text:outline-level="1">📈 11️⃣ SCALABILITY SAFETY</text:h>
      <text:p text:style-name="Text_20_body">As platform scales:</text:p>
      <text:list text:style-name="L40">
        <text:list-item>
          <text:p text:style-name="P43">Logs must not be verbose</text:p>
        </text:list-item>
        <text:list-item>
          <text:p text:style-name="P43">Avoid logging per question-level operations</text:p>
        </text:list-item>
        <text:list-item>
          <text:p text:style-name="P43">Log only summary events</text:p>
        </text:list-item>
        <text:list-item>
          <text:p text:style-name="P43">Disable debug logs in production</text:p>
        </text:list-item>
      </text:list>
      <text:p text:style-name="Text_20_body">Use environment check:</text:p>
      <text:p text:style-name="P1"><text:span text:style-name="Source_20_Text">if (process.env.NODE_ENV !== "production")</text:span></text:p>
      <text:p text:style-name="Horizontal_20_Line"/>
      <text:h text:style-name="Heading_20_1" text:outline-level="1">🎯 FINAL MONITORING &amp; LOGGING SUMMARY</text:h>
      <text:p text:style-name="Text_20_body">You now have:</text:p>
      <text:p text:style-name="Text_20_body">✔ Structured Cloud Logging strategy<text:line-break/>✔ Error Reporting integration<text:line-break/>✔ Alert policies<text:line-break/>✔ Immutable audit logs<text:line-break/>✔ Cost monitoring &amp; billing alerts<text:line-break/>✔ Firestore usage monitoring<text:line-break/>✔ AI &amp; email cost tracking<text:line-break/>✔ Vendor health dashboard metrics<text:line-break/>✔ Security monitoring signals<text:line-break/>✔ Incident response protocol<text:line-break/>✔ Feature flag rollback integration<text:line-break/>✔ Log retention policy</text:p>
      <text:p text:style-name="Text_20_body">This completes your operational stability architecture.</text:p>
      <text:p text:style-name="Horizontal_20_Line"/>
      <text:p text:style-name="Text_20_body">Now your blueprint includes:</text:p>
      <text:list text:style-name="L41">
        <text:list-item>
          <text:p text:style-name="P44"><text:soft-page-break/>DevOps &amp; Deployment</text:p>
        </text:list-item>
        <text:list-item>
          <text:p text:style-name="P44">Monitoring &amp; Logging</text:p>
        </text:list-item>
        <text:list-item>
          <text:p text:style-name="P44">Email Queue</text:p>
        </text:list-item>
        <text:list-item>
          <text:p text:style-name="P44">Notification Policy</text:p>
        </text:list-item>
        <text:list-item>
          <text:p text:style-name="P44">Monthly Statement Generator</text:p>
        </text:list-item>
        <text:list-item>
          <text:p text:style-name="P44">Vendor Dashboard</text:p>
        </text:list-item>
        <text:list-item>
          <text:p text:style-name="P44">Licensing &amp; Billing</text:p>
        </text:list-item>
        <text:list-item>
          <text:p text:style-name="P44">Usage Metering</text:p>
        </text:list-item>
        <text:list-item>
          <text:p text:style-name="P44">Feature Flags</text:p>
        </text:list-item>
        <text:list-item>
          <text:p text:style-name="P44">Calibration Engine</text:p>
        </text:list-item>
        <text:list-item>
          <text:p text:style-name="P44">Multi-tenancy</text:p>
        </text:list-item>
        <text:list-item>
          <text:p text:style-name="P44">Full execution engines</text:p>
        </text:list-item>
      </text:list>
      <text:p text:style-name="Text_20_body">Remaining major pillar:</text:p>
      <text:p text:style-name="Text_20_body">📊 Scaling &amp; Cost Projection Model<text:line-break/>🔄 Full Cloud Function Trigger Graph (event topology map)</text:p>
      <text:p text:style-name="Text_20_body">Which one do we finalize next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4:57:08.651604982</dc:date>
    <meta:editing-duration>PT17M22S</meta:editing-duration>
    <meta:editing-cycles>8</meta:editing-cycles>
    <meta:generator>LibreOffice/24.2.7.2$Linux_X86_64 LibreOffice_project/420$Build-2</meta:generator>
    <meta:document-statistic meta:table-count="3" meta:image-count="0" meta:object-count="0" meta:page-count="10" meta:paragraph-count="271" meta:word-count="983" meta:character-count="6175" meta:non-whitespace-character-count="5527"/>
  </office:meta>
</office:document-meta>
</file>